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50.19mm" svg:y="2.05mm">
            <draw:object draw:notify-on-update-of-ranges="Sheet1.A2:Sheet1.A2 Sheet1.A3:Sheet1.A4 Sheet1.B2:Sheet1.B2 Sheet1.B3:Sheet1.B4 Sheet1.C2:Sheet1.C2 Sheet1.C3:Sheet1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150.83mm" svg:y="57.43mm">
            <draw:object draw:notify-on-update-of-ranges="Sheet1.A15:Sheet1.A15 Sheet1.B15:Sheet1.B15 Sheet1.A16:Sheet1.A16 Sheet1.B16:Sheet1.B16 Sheet1.A17:Sheet1.A17 Sheet1.B17:Sheet1.B17 Sheet1.A18:Sheet1.A18 Sheet1.B18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0mm" svg:height="50mm" svg:x="152.48mm" svg:y="117.27mm">
            <draw:object draw:notify-on-update-of-ranges="Sheet1.A29:Sheet1.A29 Sheet1.A30:Sheet1.A31 Sheet1.B29:Sheet1.B29 Sheet1.B30:Sheet1.B31 Sheet1.C29:Sheet1.C29 Sheet1.C30:Sheet1.C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emulation with 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887" calcext:value-type="float">
            <text:p>0.887</text:p>
          </table:table-cell>
          <table:table-cell office:value-type="float" office:value="9.289" calcext:value-type="float">
            <text:p>9.28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409" calcext:value-type="float">
            <text:p>0.409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Java mutex</text:p>
          </table:table-cell>
          <table:table-cell/>
          <table:table-cell office:value-type="string" calcext:value-type="string">
            <text:p>x10 iterations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table:formula="of:=[.C15]/10" office:value-type="float" office:value="0.4099" calcext:value-type="float">
            <text:p>0.4099</text:p>
          </table:table-cell>
          <table:table-cell office:value-type="float" office:value="4.099" calcext:value-type="float">
            <text:p>4.099</text:p>
          </table:table-cell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table:formula="of:=[.C16]/10" office:value-type="float" office:value="0.3954" calcext:value-type="float">
            <text:p>0.3954</text:p>
          </table:table-cell>
          <table:table-cell office:value-type="float" office:value="3.954" calcext:value-type="float">
            <text:p>3.954</text:p>
          </table:table-cell>
          <table:table-cell/>
        </table:table-row>
        <table:table-row table:style-name="ro1">
          <table:table-cell office:value-type="string" calcext:value-type="string">
            <text:p>synchronized</text:p>
          </table:table-cell>
          <table:table-cell table:formula="of:=[.C17]/10" office:value-type="float" office:value="0.4265" calcext:value-type="float">
            <text:p>0.426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string" calcext:value-type="string">
            <text:p>emulation with monitor</text:p>
          </table:table-cell>
          <table:table-cell table:formula="of:=[.C18]/10" office:value-type="float" office:value="1.7255" calcext:value-type="float">
            <text:p>1.7255</text:p>
          </table:table-cell>
          <table:table-cell office:value-type="float" office:value="17.255" calcext:value-type="float">
            <text:p>17.25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Barr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phores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2.467" calcext:value-type="float">
            <text:p>2.467</text:p>
          </table:table-cell>
          <table:table-cell office:value-type="float" office:value="4.198" calcext:value-type="float">
            <text:p>4.19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.474" calcext:value-type="float">
            <text:p>4.474</text:p>
          </table:table-cell>
          <table:table-cell office:value-type="float" office:value="5.865" calcext:value-type="float">
            <text:p>5.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3:55:49.817152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4-26T18:30:59.507371548</dc:date>
    <dc:creator>Ricardo Galli</dc:creator>
    <meta:editing-duration>PT8H25M32S</meta:editing-duration>
    <meta:editing-cycles>10</meta:editing-cycles>
    <meta:generator>LibreOffice/4.4.2.2$Linux_X86_64 LibreOffice_project/40m0$Build-2</meta:generator>
    <meta:document-statistic meta:table-count="1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806cm" svg:y="1.952cm" style:legend-expansion="high" chart:style-name="ch2"/>
        <chart:plot-area chart:style-name="ch3" table:cell-range-address="Sheet1.A2:Sheet1.C4" chart:data-source-has-labels="both" svg:x="0.36cm" svg:y="0.1cm" svg:width="13.086cm" svg:height="4.801cm">
          <chartooo:coordinate-region svg:x="0.981cm" svg:y="0.299cm" svg:width="12.465cm" svg:height="3.955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label-cell-address="Sheet1.B2:Sheet1.B2" chart:class="chart:bar">
            <chart:data-point chart:repeated="2"/>
          </chart:series>
          <chart:series chart:style-name="ch8" chart:values-cell-range-address="Sheet1.C3:Sheet1.C4" chart:label-cell-address="Sheet1.C2:Sheet1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2:Sheet1.B2</svg:desc>
                </draw:g>
              </table:table-cell>
              <table:table-cell office:value-type="string">
                <text:p>emulation with monito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:Sheet1.A4</svg:desc>
                </draw:g>
              </table:table-cell>
              <table:table-cell office:value-type="float" office:value="0.887">
                <text:p>0.887</text:p>
                <draw:g>
                  <svg:desc>Sheet1.B3:Sheet1.B4</svg:desc>
                </draw:g>
              </table:table-cell>
              <table:table-cell office:value-type="float" office:value="9.289">
                <text:p>9.289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409">
                <text:p>0.409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806cm" svg:y="1.454cm" style:legend-expansion="high" chart:style-name="ch2"/>
        <chart:plot-area chart:style-name="ch3" table:cell-range-address="Sheet1.A15:Sheet1.B18" chart:data-source-has-labels="column" svg:x="0.36cm" svg:y="0.1cm" svg:width="13.086cm" svg:height="4.801cm">
          <chartooo:coordinate-region svg:x="1.087cm" svg:y="0.299cm" svg:width="12.359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5" chart:label-cell-address="Sheet1.A15:Sheet1.A15" chart:class="chart:bar">
            <chart:data-point/>
          </chart:series>
          <chart:series chart:style-name="ch8" chart:values-cell-range-address="Sheet1.B16:Sheet1.B16" chart:label-cell-address="Sheet1.A16:Sheet1.A16" chart:class="chart:bar">
            <chart:data-point/>
          </chart:series>
          <chart:series chart:style-name="ch9" chart:values-cell-range-address="Sheet1.B17:Sheet1.B17" chart:label-cell-address="Sheet1.A17:Sheet1.A17" chart:class="chart:bar">
            <chart:data-point/>
          </chart:series>
          <chart:series chart:style-name="ch10" chart:values-cell-range-address="Sheet1.B18:Sheet1.B18" chart:label-cell-address="Sheet1.A18:Sheet1.A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ck</text:p>
                <draw:g>
                  <svg:desc>Sheet1.A15:Sheet1.A15</svg:desc>
                </draw:g>
              </table:table-cell>
              <table:table-cell office:value-type="float" office:value="0.4099">
                <text:p>0.4099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semaphore</text:p>
                <draw:g>
                  <svg:desc>Sheet1.A16:Sheet1.A16</svg:desc>
                </draw:g>
              </table:table-cell>
              <table:table-cell office:value-type="float" office:value="0.3954">
                <text:p>0.3954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synchronized</text:p>
                <draw:g>
                  <svg:desc>Sheet1.A17:Sheet1.A17</svg:desc>
                </draw:g>
              </table:table-cell>
              <table:table-cell office:value-type="float" office:value="0.4265">
                <text:p>0.4265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emulation with monitor</text:p>
                <draw:g>
                  <svg:desc>Sheet1.A18:Sheet1.A18</svg:desc>
                </draw:g>
              </table:table-cell>
              <table:table-cell office:value-type="float" office:value="1.7255">
                <text:p>1.7255</text:p>
                <draw:g>
                  <svg:desc>Sheet1.B18:Sheet1.B1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67cm" svg:y="1.952cm" style:legend-expansion="high" chart:style-name="ch2"/>
        <chart:plot-area chart:style-name="ch3" table:cell-range-address="Sheet1.A29:Sheet1.C31" chart:data-source-has-labels="both" svg:x="0.36cm" svg:y="0.1cm" svg:width="14.647cm" svg:height="4.801cm">
          <chartooo:coordinate-region svg:x="0.796cm" svg:y="0.299cm" svg:width="14.211cm" svg:height="3.955cm"/>
          <chart:axis chart:dimension="x" chart:name="primary-x" chart:style-name="ch4" chartooo:axis-type="auto">
            <chartooo:date-scale/>
            <chart:categories table:cell-range-address="Sheet1.A30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1" chart:label-cell-address="Sheet1.B29:Sheet1.B29" chart:class="chart:bar">
            <chart:data-point chart:repeated="2"/>
          </chart:series>
          <chart:series chart:style-name="ch8" chart:values-cell-range-address="Sheet1.C30:Sheet1.C31" chart:label-cell-address="Sheet1.C29:Sheet1.C2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aphores</text:p>
                <draw:g>
                  <svg:desc>Sheet1.B29:Sheet1.B29</svg:desc>
                </draw:g>
              </table:table-cell>
              <table:table-cell office:value-type="string">
                <text:p>monitor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0:Sheet1.A31</svg:desc>
                </draw:g>
              </table:table-cell>
              <table:table-cell office:value-type="float" office:value="2.467">
                <text:p>2.467</text:p>
                <draw:g>
                  <svg:desc>Sheet1.B30:Sheet1.B31</svg:desc>
                </draw:g>
              </table:table-cell>
              <table:table-cell office:value-type="float" office:value="4.198">
                <text:p>4.198</text:p>
                <draw:g>
                  <svg:desc>Sheet1.C30:Sheet1.C31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.474">
                <text:p>4.474</text:p>
              </table:table-cell>
              <table:table-cell office:value-type="float" office:value="5.865">
                <text:p>5.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